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use-window-font-color="true" loext:opacity="0%" style:font-name="Lucida Console" fo:font-size="9pt" officeooo:rsid="000e4236" officeooo:paragraph-rsid="000e4236" style:font-size-asian="9pt"/>
    </style:style>
    <style:style style:name="P2" style:family="paragraph" style:parent-style-name="Heading_20_4">
      <style:text-properties style:font-name="Lucida Console" fo:font-size="9pt" officeooo:rsid="000e4236" style:font-size-asian="9pt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  <style:text-properties style:font-name="Lucida Console" fo:font-size="9pt" officeooo:rsid="000e4236" style:font-size-asian="9pt"/>
    </style:style>
    <style:style style:name="P4" style:family="paragraph" style:parent-style-name="Preformatted_20_Text">
      <style:paragraph-properties style:writing-mode="lr-tb"/>
      <style:text-properties style:font-name="Lucida Console" fo:font-size="9pt" officeooo:rsid="000e4236" style:font-size-asian="9pt"/>
    </style:style>
    <style:style style:name="P5" style:family="paragraph" style:parent-style-name="Preformatted_20_Text">
      <style:paragraph-properties fo:margin-top="0cm" fo:margin-bottom="0.499cm" style:contextual-spacing="false" style:writing-mode="lr-tb"/>
      <style:text-properties style:font-name="Lucida Console" fo:font-size="9pt" officeooo:rsid="000e4236" style:font-size-asian="9pt"/>
    </style:style>
    <style:style style:name="P6" style:family="paragraph" style:parent-style-name="Standard">
      <style:text-properties style:use-window-font-color="true" loext:opacity="0%" style:font-name="Lucida Console" fo:font-size="9pt" officeooo:rsid="000e4236" officeooo:paragraph-rsid="000e4236" style:font-size-asian="9pt"/>
    </style:style>
    <style:style style:name="P7" style:family="paragraph" style:parent-style-name="Quotations">
      <style:paragraph-properties fo:margin-left="4.001cm" fo:margin-right="4.001cm" fo:text-indent="0cm" style:auto-text-indent="false"/>
      <style:text-properties style:font-name="Lucida Console" fo:font-size="9pt" officeooo:rsid="000e4236" officeooo:paragraph-rsid="0016d3bb" style:font-size-asian="9pt"/>
    </style:style>
    <style:style style:name="P8" style:family="paragraph" style:parent-style-name="Quotations">
      <style:paragraph-properties fo:margin-left="4.001cm" fo:margin-right="4.001cm" fo:text-indent="0cm" style:auto-text-indent="false"/>
      <style:text-properties style:font-name="Lucida Console" fo:font-size="9pt" officeooo:rsid="000e4236" style:font-size-asian="9pt"/>
    </style:style>
    <style:style style:name="P9" style:family="paragraph" style:parent-style-name="Heading_20_3">
      <style:text-properties style:use-window-font-color="true" loext:opacity="0%" style:font-name="Lucida Console" fo:font-size="9pt" officeooo:rsid="0017c621" officeooo:paragraph-rsid="0017c621" style:font-size-asian="9pt"/>
    </style:style>
    <style:style style:name="P10" style:family="paragraph" style:parent-style-name="Text_20_body">
      <style:text-properties style:use-window-font-color="true" loext:opacity="0%" style:font-name="Lucida Console" fo:font-size="9pt" officeooo:rsid="0017c621" officeooo:paragraph-rsid="0017c621" style:font-size-asian="9pt"/>
    </style:style>
    <style:style style:name="T1" style:family="text">
      <style:text-properties officeooo:rsid="0016d3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Propositions de scénarios pour l’Épisode 2 (le Gouffre de Padirac)</text:h>
      <text:h text:style-name="P2" text:outline-level="4">1. <text:span text:style-name="Strong_20_Emphasis">Exploration alien souterraine</text:span></text:h>
      <text:p text:style-name="P3"><text:span text:style-name="Source_20_Text">&gt;&gt;&gt; Point d’accès détecté : ouverture circulaire</text:span></text:p>
      <text:p text:style-name="P4"><text:span text:style-name="Source_20_Text">&gt;&gt;&gt; Le ciel nous observe à travers un œil de pierre</text:span></text:p>
      <text:p text:style-name="P4"><text:span text:style-name="Source_20_Text">&gt;&gt;&gt; Structures métalliques terriennes confirmées</text:span></text:p>
      <text:p text:style-name="P4"><text:span text:style-name="Source_20_Text">&gt;&gt;&gt; Nous progressons dans la profondeur</text:span></text:p>
      <text:p text:style-name="P5"><text:span text:style-name="Source_20_Text">&gt;&gt;&gt; Transmission : le passage mène encore plus bas</text:span></text:p>
      <text:h text:style-name="P2" text:outline-level="4">2. <text:span text:style-name="Strong_20_Emphasis">La descente des premiers explorateurs</text:span></text:h>
      <text:p text:style-name="P3"><text:span text:style-name="Source_20_Text">&gt;&gt;&gt; Archive terrienne : année 1890</text:span></text:p>
      <text:p text:style-name="P4"><text:span text:style-name="Source_20_Text">&gt;&gt;&gt; Descente des premiers humains par corde</text:span></text:p>
      <text:p text:style-name="P4"><text:span text:style-name="Source_20_Text">&gt;&gt;&gt; L’ascenseur métallique est un ajout récent</text:span></text:p>
      <text:p text:style-name="P4"><text:span text:style-name="Source_20_Text">&gt;&gt;&gt; Ils ne savaient pas ce qui les attendait</text:span></text:p>
      <text:p text:style-name="P5"><text:span text:style-name="Source_20_Text">&gt;&gt;&gt; Mémoire vivante gravée dans la roche</text:span></text:p>
      <text:h text:style-name="P2" text:outline-level="4">3. <text:span text:style-name="Strong_20_Emphasis">Portail entre deux mondes</text:span></text:h>
      <text:p text:style-name="P3"><text:span text:style-name="Source_20_Text">&gt;&gt;&gt; L’ouverture du gouffre : une pupille vers l’infini</text:span></text:p>
      <text:p text:style-name="P4"><text:span text:style-name="Source_20_Text">&gt;&gt;&gt; Le métal des humains croise la pierre des anciens</text:span></text:p>
      <text:p text:style-name="P4"><text:span text:style-name="Source_20_Text">&gt;&gt;&gt; Chaque marche est une résonance</text:span></text:p>
      <text:p text:style-name="P4"><text:span text:style-name="Source_20_Text">&gt;&gt;&gt; Chaque goutte d’eau, une onde de passage</text:span></text:p>
      <text:p text:style-name="P5"><text:span text:style-name="Source_20_Text">&gt;&gt;&gt; Sommes-nous vraiment seuls ici ?</text:span></text:p>
      <text:h text:style-name="P2" text:outline-level="4">4. <text:span text:style-name="Strong_20_Emphasis">Surveillance et implantation alien</text:span></text:h>
      <text:p text:style-name="P3"><text:span text:style-name="Source_20_Text">&gt;&gt;&gt; Balise détectée : signal intermittent</text:span></text:p>
      <text:p text:style-name="P4"><text:span text:style-name="Source_20_Text">&gt;&gt;&gt; Les terriens pensent visiter une curiosité</text:span></text:p>
      <text:p text:style-name="P4"><text:span text:style-name="Source_20_Text">&gt;&gt;&gt; En réalité, ils approchent une base</text:span></text:p>
      <text:p text:style-name="P4"><text:span text:style-name="Source_20_Text">&gt;&gt;&gt; Antenne dissimulée dans la roche</text:span></text:p>
      <text:p text:style-name="P5"><text:span text:style-name="Source_20_Text">&gt;&gt;&gt; Activité confirmée sous le niveau zéro</text:span></text:p>
      <text:h text:style-name="P2" text:outline-level="4">5. <text:span text:style-name="Strong_20_Emphasis">Connexion avec la Terre profonde</text:span></text:h>
      <text:p text:style-name="P3"><text:span text:style-name="Source_20_Text">&gt;&gt;&gt; Analyse géologique en cours…</text:span></text:p>
      <text:p text:style-name="P4"><text:span text:style-name="Source_20_Text">&gt;&gt;&gt; Roches formées il y a 20 millions d’années</text:span></text:p>
      <text:p text:style-name="P4"><text:span text:style-name="Source_20_Text">&gt;&gt;&gt; Les cavités respirent comme des poumons</text:span></text:p>
      <text:p text:style-name="P4"><text:span text:style-name="Source_20_Text">&gt;&gt;&gt; Eau souterraine connectée à tout le réseau planétaire</text:span></text:p>
      <text:p text:style-name="P5"><text:span text:style-name="Source_20_Text">&gt;&gt;&gt; Hypothèse : la Terre est un être vivant</text:span></text:p>
      <text:p text:style-name="P6"/>
      <text:p text:style-name="P6"/>
      <text:p text:style-name="P6"><text:span text:style-name="Strong_20_Emphasis"/></text:p>
      <text:p text:style-name="P7">La lumière ne dort jamais.<text:line-break/>Elle glisse seulement sous la mer, pour renaître ailleurs.<text:line-break/>Entre le jour et la nuit, il y a un passage.<text:line-break/>Ce moment s’appelle l’Aurore…<text:span text:style-name="T1">*</text:span></text:p>
      <text:p text:style-name="P8"><text:line-break/>À la Tamarissière, le crépuscule ouvre parfois des portes.<text:line-break/>Si tu écoutes le ressac…</text:p>
      <text:h text:style-name="P9" text:outline-level="3"><text:soft-page-break/></text:h>
      <text:h text:style-name="P9" text:outline-level="3"/>
      <text:h text:style-name="P9" text:outline-level="3"><text:line-break/><text:line-break/><text:line-break/><text:line-break/><text:line-break/><text:line-break/><text:line-break/></text:h>
      <text:h text:style-name="P9" text:outline-level="3">Episode 6</text:h>
      <text:p text:style-name="P10">« </text:p>
      <text:p text:style-name="P10">&gt;&gt;&gt; Transmission activée…</text:p>
      <text:p text:style-name="P10">&gt;&gt;&gt; Coordonnées : X 45.533329 <text:s/>| <text:s/>Y 1.51667</text:p>
      <text:p text:style-name="P10">&gt;&gt;&gt; Localisation : Bourg de Masseret, zone rurale stable</text:p>
      <text:p text:style-name="P10">&gt;&gt;&gt; Scan en cours… »</text:p>
      <text:p text:style-name="P10">« </text:p>
      <text:p text:style-name="P10">&gt;&gt;&gt;Nouvel artefact</text:p>
      <text:p text:style-name="P10">&gt;&gt;&gt;mémoire ancienne détectée.</text:p>
      <text:p text:style-name="P10">&gt;&gt;&gt;Analyse morphologique : figure féminine</text:p>
      <text:p text:style-name="P10">&gt;&gt;&gt;Origine : art humain, période indéterminée. »</text:p>
      <text:p text:style-name="P10"/>
      <text:p text:style-name="P10">« </text:p>
      <text:p text:style-name="P10">&gt;&gt;&gt;Les capteurs détectent un écho faible</text:p>
      <text:p text:style-name="P10">&gt;&gt;&gt;comme une onde qui traverse le temps</text:p>
      <text:p text:style-name="P10">&gt;&gt;&gt;Peut-être une pensée, figée dans la pierre</text:p>
      <text:p text:style-name="P10">&gt;&gt;&gt; Artefact confirmé : trace d’humanité.</text:p>
      <text:p text:style-name="P10">&gt;&gt;&gt;Transmission terminée. »</text:p>
      <text:p text:style-name="P10"/>
      <text:p text:style-name="P10"/>
      <text:p text:style-name="P10">« </text:p>
      <text:p text:style-name="P10">&gt;&gt;&gt; Transmission activée…</text:p>
      <text:p text:style-name="P10">&gt;&gt;&gt; Données reçues : structure pierreuse, densité stable.</text:p>
      <text:p text:style-name="P10">&gt;&gt;&gt; Sculpture d’origine humaine, époque imprécise.</text:p>
      <text:p text:style-name="P10">&gt;&gt;&gt; Anomalie : fréquence émotionnelle détectée à 3.2 Hz.</text:p>
      <text:p text:style-name="P10">&gt;&gt;&gt; Hypothèse : empreinte mentale d’un créateur.</text:p>
      <text:p text:style-name="P10">&gt;&gt;&gt; Observation : l’art survit mieux que l’espèce.</text:p>
      <text:p text:style-name="P10">&gt;&gt;&gt; Fin de l’analyse. »</text:p>
      <text:p text:style-name="P10"/>
      <text:p text:style-name="P10">« </text:p>
      <text:p text:style-name="P10">&gt;&gt;&gt; Signal faible en provenance du secteur Masseret.</text:p>
      <text:p text:style-name="P10">&gt;&gt;&gt; Artefact visuel : forme anthropomorphe féminine.</text:p>
      <text:p text:style-name="P10">&gt;&gt;&gt; Traces d’érosion, altération minimale.</text:p>
      <text:p text:style-name="P10">&gt;&gt;&gt; Détection d’un champ mémoriel statique.</text:p>
      <text:p text:style-name="P10">&gt;&gt;&gt; Conclusion : objet rituel ou témoignage artistique.</text:p>
      <text:p text:style-name="P10"><text:soft-page-break/>&gt;&gt;&gt; Données archivées. »</text:p>
      <text:p text:style-name="P10"/>
      <text:p text:style-name="P10">« </text:p>
      <text:p text:style-name="P10">&gt;&gt;&gt; Scan complet.</text:p>
      <text:p text:style-name="P10">&gt;&gt;&gt; combinaison typique des civilisations terriennes.</text:p>
      <text:p text:style-name="P10">&gt;&gt;&gt; Anomalie : concentration émotionnelle au-dessus de la norme.</text:p>
      <text:p text:style-name="P10">&gt;&gt;&gt; Système émotionnel inactif depuis 2000 cycles.</text:p>
      <text:p text:style-name="P10">&gt;&gt;&gt; Artefact conservé. »</text:p>
      <text:p text:style-name="P10"/>
      <text:p text:style-name="P10">« </text:p>
      <text:p text:style-name="P10">&gt;&gt;&gt; [Données corrompues]</text:p>
      <text:p text:style-name="P10">&gt;&gt;&gt; ...forme féminine détectée...</text:p>
      <text:p text:style-name="P10">&gt;&gt;&gt; ...émission d’un champ émotionnel...</text:p>
      <text:p text:style-name="P10">&gt;&gt;&gt; ...mémoire humaine... persistante...</text:p>
      <text:p text:style-name="P10">&gt;&gt;&gt; // Erreur de décodage //</text:p>
      <text:p text:style-name="P10">&gt;&gt;&gt; Reconnexion en cours… »</text:p>
      <text:p text:style-name="P10"/>
      <text:p text:style-name="P10">« </text:p>
      <text:p text:style-name="P10">&gt;&gt;&gt; Coordonnées instables.</text:p>
      <text:p text:style-name="P10">&gt;&gt;&gt; Image floue. Mouvement dans la pierre.</text:p>
      <text:p text:style-name="P10">&gt;&gt;&gt; …Non, pas possible.</text:p>
      <text:p text:style-name="P10">&gt;&gt;&gt; Redémarrage des capteurs.</text:p>
      <text:p text:style-name="P10">&gt;&gt;&gt; Fin de séquence. »</text:p>
      <text:p text:style-name="P10">« </text:p>
      <text:p text:style-name="P10">&gt;&gt;&gt; === WARNING ===</text:p>
      <text:p text:style-name="P10">&gt;&gt;&gt; Transmission en boucle depuis 223 ans.</text:p>
      <text:p text:style-name="P10">&gt;&gt;&gt; Message répété :</text:p>
      <text:p text:style-name="P10">&gt;&gt;&gt; “Je me souviens.”</text:p>
      <text:p text:style-name="P10">&gt;&gt;&gt; “Je me souviens.”</text:p>
      <text:p text:style-name="P10">&gt;&gt;&gt; “Je…”</text:p>
      <text:p text:style-name="P10">&gt;&gt;&gt; Fin de transmission. »</text:p>
      <text:p text:style-name="P10"/>
      <text:p text:style-name="P10"/>
      <text:p text:style-name="P10">h1&gt;Une image - Une histoire&lt;/h1&gt;</text:p>
      <text:p text:style-name="P10">&lt;button id="btn1"&gt;▶ Épisode 1&lt;/button&gt;</text:p>
      <text:p text:style-name="P10">&lt;button id="btn2"&gt;▶ Épisode 2&lt;/button&gt;</text:p>
      <text:p text:style-name="P10">&lt;button id="btn3"&gt;▶ Épisode 3&lt;/button&gt;</text:p>
      <text:p text:style-name="P10">&lt;button id="btn3b"&gt;▶ Épisode 3 bis&lt;/button&gt;</text:p>
      <text:p text:style-name="P10">&lt;button id="btn4"&gt;▶ Épisode 4&lt;/button&gt;</text:p>
      <text:p text:style-name="P10">&lt;button id="btn5"&gt;▶ Épisode 5&lt;/button&gt;</text:p>
      <text:p text:style-name="P10">&lt;button id="btn6"&gt;▶ Épisode 6&lt;/button&gt;</text:p>
      <text:p text:style-name="P10">&lt;p class="subtitle"&gt;Evzone.fr propose un terrain de jeu pour notre imagination.&lt;/p&gt;</text:p>
      <text:p text:style-name="P10"><text:soft-page-break/>&lt;p class="subtitle"&gt;Chaque image émet un signal… à qui sait l’écouter. — Francis de Faccio&lt;/p&gt;</text:p>
      <text:p text:style-name="P10">&lt;a id="backPhoto" href="photographie.html"&gt;← Retour page Photographie&lt;/a&gt;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19:34:12.287029000</meta:creation-date>
    <dc:date>2025-10-07T11:48:48.528048200</dc:date>
    <meta:editing-duration>PT1H50M45S</meta:editing-duration>
    <meta:editing-cycles>8</meta:editing-cycles>
    <meta:generator>LibreOffice/25.2.5.2$Windows_X86_64 LibreOffice_project/03d19516eb2e1dd5d4ccd751a0d6f35f35e08022</meta:generator>
    <meta:document-statistic meta:table-count="0" meta:image-count="0" meta:object-count="0" meta:page-count="4" meta:paragraph-count="104" meta:word-count="602" meta:character-count="3910" meta:non-whitespace-character-count="3391"/>
  </office:meta>
</office:document-meta>
</file>